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0000001B82441B648FD2B048E.png" manifest:media-type="image/png"/>
  <manifest:file-entry manifest:full-path="Pictures/10000001000003A6000000CDBD922DBF11631E3A.png" manifest:media-type="image/png"/>
  <manifest:file-entry manifest:full-path="Pictures/10000001000003A20000015EEA1AA323FBF27EC3.png" manifest:media-type="image/png"/>
  <manifest:file-entry manifest:full-path="Pictures/100000010000037D000003AF3F5EDED578F52742.png" manifest:media-type="image/png"/>
  <manifest:file-entry manifest:full-path="Pictures/10000001000003800000032E50849FCF6A321C23.png" manifest:media-type="image/png"/>
  <manifest:file-entry manifest:full-path="Pictures/10000001000003950000003FE96AE8906E4A641F.png" manifest:media-type="image/png"/>
  <manifest:file-entry manifest:full-path="Pictures/10000001000003BC0000031B3FBA329BECAC892B.png" manifest:media-type="image/png"/>
  <manifest:file-entry manifest:full-path="Pictures/100000010000039F000002407B9F078CD5C21098.png" manifest:media-type="image/png"/>
  <manifest:file-entry manifest:full-path="Pictures/100000010000037B0000005AA01A86D9946529D3.png" manifest:media-type="image/png"/>
  <manifest:file-entry manifest:full-path="Pictures/100000010000039E00000056138DD2BCCDC23D56.png" manifest:media-type="image/png"/>
  <manifest:file-entry manifest:full-path="Pictures/10000001000003900000017163653B7611F10A60.png" manifest:media-type="image/png"/>
  <manifest:file-entry manifest:full-path="Pictures/100000010000036D0000004A0FFE3139299E017A.png" manifest:media-type="image/png"/>
  <manifest:file-entry manifest:full-path="Pictures/1000000100000383000001C6980C47F3CEA48234.png" manifest:media-type="image/png"/>
  <manifest:file-entry manifest:full-path="Pictures/100000010000037300000277E7C5A437B8078AFD.png" manifest:media-type="image/png"/>
  <manifest:file-entry manifest:full-path="Pictures/10000001000003820000011ABA2FC25FF97D1951.png" manifest:media-type="image/png"/>
  <manifest:file-entry manifest:full-path="Pictures/100000010000037500000082E8F2F9A4DE97A0E4.png" manifest:media-type="image/png"/>
  <manifest:file-entry manifest:full-path="Pictures/10000001000003A7000000E05551852FF7CB5D36.png" manifest:media-type="image/png"/>
  <manifest:file-entry manifest:full-path="Pictures/10000001000003A9000001619AD45369B17CE0BF.png" manifest:media-type="image/png"/>
  <manifest:file-entry manifest:full-path="Pictures/100000010000037D0000031CE2A68EFEC4648C4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18602e" officeooo:paragraph-rsid="0018602e"/>
    </style:style>
    <style:style style:name="P3" style:family="paragraph" style:parent-style-name="Standard">
      <style:text-properties fo:font-size="18pt" style:text-underline-style="solid" style:text-underline-width="auto" style:text-underline-color="font-color" fo:font-weight="bold" officeooo:rsid="0018602e" officeooo:paragraph-rsid="0018602e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b2615" officeooo:paragraph-rsid="001b2615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bold" officeooo:rsid="001b2615" officeooo:paragraph-rsid="001b2615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b2615" officeooo:paragraph-rsid="001b2615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b2615" officeooo:paragraph-rsid="00a9983a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6pt" style:text-underline-style="none" fo:font-weight="bold" officeooo:rsid="001b2615" officeooo:paragraph-rsid="001b2615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3">Exercice 1:</text:p>
      <text:p text:style-name="P2"><draw:frame draw:style-name="fr1" draw:name="Image1" text:anchor-type="char" svg:x="-0.2354in" svg:y="0.3201in" svg:width="7.1291in" svg:height="0.5083in" draw:z-index="0"><draw:image xlink:href="Pictures/10000001000003950000003FE96AE8906E4A641F.png" xlink:type="simple" xlink:show="embed" xlink:actuate="onLoad" draw:mime-type="image/png"/></draw:frame></text:p>
      <text:p text:style-name="P2"/>
      <text:p text:style-name="P1"><text:tab/><text:tab/><text:tab/><text:tab/><draw:frame draw:style-name="fr1" draw:name="Image2" text:anchor-type="char" svg:x="-0.2811in" svg:y="0in" svg:width="7.05in" svg:height="0.6756in" draw:z-index="1"><draw:image xlink:href="Pictures/100000010000037B0000005AA01A86D9946529D3.png" xlink:type="simple" xlink:show="embed" xlink:actuate="onLoad" draw:mime-type="image/png"/></draw:frame><draw:frame draw:style-name="fr1" draw:name="Image3" text:anchor-type="char" svg:x="-0.302in" svg:y="0.9898in" svg:width="7.0398in" svg:height="0.6217in" draw:z-index="2"><draw:image xlink:href="Pictures/100000010000039E00000056138DD2BCCDC23D56.png" xlink:type="simple" xlink:show="embed" xlink:actuate="onLoad" draw:mime-type="image/png"/></draw:frame><draw:frame draw:style-name="fr1" draw:name="Image4" text:anchor-type="char" svg:x="-0.2398in" svg:y="1.9583in" svg:width="6.9457in" svg:height="0.5646in" draw:z-index="3"><draw:image xlink:href="Pictures/100000010000036D0000004A0FFE3139299E017A.png" xlink:type="simple" xlink:show="embed" xlink:actuate="onLoad" draw:mime-type="image/png"/></draw:frame><draw:frame draw:style-name="fr1" draw:name="Image5" text:anchor-type="char" svg:x="-0.198in" svg:y="2.8543in" svg:width="6.9354in" svg:height="0.9827in" draw:z-index="4"><draw:image xlink:href="Pictures/100000010000037500000082E8F2F9A4DE97A0E4.png" xlink:type="simple" xlink:show="embed" xlink:actuate="onLoad" draw:mime-type="image/png"/></draw:frame><draw:frame draw:style-name="fr1" draw:name="Image6" text:anchor-type="char" svg:x="-0.1043in" svg:y="4.3646in" svg:width="6.6929in" svg:height="2.7075in" draw:z-index="5"><draw:image xlink:href="Pictures/10000001000003900000017163653B7611F10A60.png" xlink:type="simple" xlink:show="embed" xlink:actuate="onLoad" draw:mime-type="image/png"/></draw:frame> <text:s text:c="64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7" text:anchor-type="char" svg:x="0in" svg:y="0.3228in" svg:width="6.6929in" svg:height="3.3799in" draw:z-index="6"><draw:image xlink:href="Pictures/1000000100000383000001C6980C47F3CEA48234.png" xlink:type="simple" xlink:show="embed" xlink:actuate="onLoad" draw:mime-type="image/png"/></draw:frame><text:soft-page-break/><text:s/></text:p>
      <text:p text:style-name="P1"/>
      <text:p text:style-name="P1"/>
      <text:p text:style-name="P4">Résultats:</text:p>
      <text:p text:style-name="P4"/>
      <text:p text:style-name="P5"><draw:frame draw:style-name="fr2" draw:name="Image8" text:anchor-type="char" svg:width="6.6929in" svg:height="2.1016in" draw:z-index="7"><draw:image xlink:href="Pictures/10000001000003820000011ABA2FC25FF97D1951.png" xlink:type="simple" xlink:show="embed" xlink:actuate="onLoad" draw:mime-type="image/png"/></draw:frame><text:s/></text:p>
      <text:p text:style-name="P5"/>
      <text:p text:style-name="P6">Exercice 2:</text:p>
      <text:p text:style-name="P6"/>
      <text:p text:style-name="P6"><draw:frame draw:style-name="fr2" draw:name="Image9" text:anchor-type="char" svg:width="6.6929in" svg:height="1.6028in" draw:z-index="8"><draw:image xlink:href="Pictures/10000001000003A7000000E05551852FF7CB5D36.png" xlink:type="simple" xlink:show="embed" xlink:actuate="onLoad" draw:mime-type="image/png"/></draw:frame><text:s/></text:p>
      <text:p text:style-name="P6"/>
      <text:p text:style-name="P6"/>
      <text:p text:style-name="P6"/>
      <text:p text:style-name="P6"><text:soft-page-break/></text:p>
      <text:p text:style-name="P8"/>
      <text:p text:style-name="P8"><draw:frame draw:style-name="fr2" draw:name="Image10" text:anchor-type="char" svg:width="6.6929in" svg:height="4.1583in" draw:z-index="9"><draw:image xlink:href="Pictures/100000010000039F000002407B9F078CD5C21098.png" xlink:type="simple" xlink:show="embed" xlink:actuate="onLoad" draw:mime-type="image/png"/></draw:frame><text:s text:c="5"/></text:p>
      <text:p text:style-name="P8"/>
      <text:p text:style-name="P8"><draw:frame draw:style-name="fr3" draw:name="Image13" text:anchor-type="char" svg:width="6.6929in" svg:height="5.9661in" draw:z-index="12"><draw:image xlink:href="Pictures/100000010000037D0000031CE2A68EFEC4648C48.png" xlink:type="simple" xlink:show="embed" xlink:actuate="onLoad" draw:mime-type="image/png"/></draw:frame><text:soft-page-break/></text:p>
      <text:p text:style-name="P8"><text:soft-page-break/><text:s text:c="2"/><draw:frame draw:style-name="fr3" draw:name="Image14" text:anchor-type="char" svg:width="6.6929in" svg:height="4.7827in" draw:z-index="13"><draw:image xlink:href="Pictures/100000010000037300000277E7C5A437B8078AFD.png" xlink:type="simple" xlink:show="embed" xlink:actuate="onLoad" draw:mime-type="image/png"/></draw:frame><text:s/></text:p>
      <text:p text:style-name="P8"><draw:frame draw:style-name="fr2" draw:name="Image15" text:anchor-type="char" svg:width="6.6929in" svg:height="2.5209in" draw:z-index="14"><draw:image xlink:href="Pictures/10000001000003A9000001619AD45369B17CE0BF.png" xlink:type="simple" xlink:show="embed" xlink:actuate="onLoad" draw:mime-type="image/png"/></draw:frame><text:s/></text:p>
      <text:p text:style-name="P8"/>
      <text:p text:style-name="P8"><draw:frame draw:style-name="fr1" draw:name="Image11" text:anchor-type="char" svg:x="-0.0626in" svg:y="0.2189in" svg:width="6.6929in" svg:height="6.0799in" draw:z-index="10"><draw:image xlink:href="Pictures/10000001000003800000032E50849FCF6A321C23.png" xlink:type="simple" xlink:show="embed" xlink:actuate="onLoad" draw:mime-type="image/png"/></draw:frame><text:soft-page-break/></text:p>
      <text:p text:style-name="P6"/>
      <text:p text:style-name="P8"><draw:frame draw:style-name="fr3" draw:name="Image12" text:anchor-type="char" svg:width="6.6929in" svg:height="7.0673in" draw:z-index="11"><draw:image xlink:href="Pictures/100000010000037D000003AF3F5EDED578F52742.png" xlink:type="simple" xlink:show="embed" xlink:actuate="onLoad" draw:mime-type="image/png"/></draw:frame><draw:frame draw:style-name="fr1" draw:name="Image16" text:anchor-type="char" svg:x="-0.1563in" svg:y="7.439in" svg:width="6.6929in" svg:height="2.5189in" draw:z-index="15"><draw:image xlink:href="Pictures/10000001000003A20000015EEA1AA323FBF27EC3.png" xlink:type="simple" xlink:show="embed" xlink:actuate="onLoad" draw:mime-type="image/png"/></draw:frame><text:soft-page-break/><text:s text:c="7"/></text:p>
      <text:p text:style-name="P8"/>
      <text:p text:style-name="P8"><draw:frame draw:style-name="fr2" draw:name="Image17" text:anchor-type="char" svg:width="6.6929in" svg:height="1.4689in" draw:z-index="16"><draw:image xlink:href="Pictures/10000001000003A6000000CDBD922DBF11631E3A.png" xlink:type="simple" xlink:show="embed" xlink:actuate="onLoad" draw:mime-type="image/png"/></draw:frame><text:soft-page-break/><text:s/></text:p>
      <text:p text:style-name="P8"/>
      <text:p text:style-name="P8"><text:s/></text:p>
      <text:p text:style-name="P8"/>
      <text:p text:style-name="P8"><draw:frame draw:style-name="fr2" draw:name="Image18" text:anchor-type="char" svg:width="6.6929in" svg:height="3.1728in" draw:z-index="17"><draw:image xlink:href="Pictures/10000001000003A0000001B82441B648FD2B048E.png" xlink:type="simple" xlink:show="embed" xlink:actuate="onLoad" draw:mime-type="image/png"/></draw:frame><text:s/></text:p>
      <text:p text:style-name="P8"/>
      <text:p text:style-name="P7">Résultats:</text:p>
      <text:p text:style-name="P7"><draw:frame draw:style-name="fr1" draw:name="Image19" text:anchor-type="char" svg:x="0.3929in" svg:y="0.2035in" svg:width="5.8134in" svg:height="3.0291in" draw:z-index="18"><draw:image xlink:href="Pictures/10000001000003BC0000031B3FBA329BECAC892B.png" xlink:type="simple" xlink:show="embed" xlink:actuate="onLoad" draw:mime-type="image/png"/></draw:frame></text:p>
      <text:p text:style-name="P7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0T20:22:04.298995497</meta:creation-date>
    <dc:date>2025-07-10T21:04:51.042964296</dc:date>
    <meta:editing-duration>PT2M25S</meta:editing-duration>
    <meta:editing-cycles>2</meta:editing-cycles>
    <meta:generator>LibreOffice/7.3.7.2$Linux_X86_64 LibreOffice_project/30$Build-2</meta:generator>
    <meta:document-statistic meta:table-count="0" meta:image-count="19" meta:object-count="0" meta:page-count="9" meta:paragraph-count="15" meta:word-count="6" meta:character-count="133" meta:non-whitespace-character-count="40"/>
  </office:meta>
</office:document-meta>
</file>